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42.675cm" svg:height="14.285cm" svg:x="23.737cm" svg:y="0cm">
            <draw:object draw:notify-on-update-of-ranges="Feuille1.A3:Feuille1.A37 Feuille1.B2:Feuille1.B36 Feuille1.C2:Feuille1.C36 Feuille1.D2:Feuille1.D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création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] + [.C1] + [.D1] - 1" office:value-type="date" office:date-value="2022-01-31" calcext:value-type="date">
            <text:p>31/01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e classes générique pour les entités et les interfaces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 + [.C2] + [.D2] - 1" office:value-type="date" office:date-value="2022-01-31" calcext:value-type="date">
            <text:p>31/01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eation de la fenêtre principale et affichage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 + [.C3] + [.D3] - 1" office:value-type="date" office:date-value="2022-01-31" calcext:value-type="date">
            <text:p>31/01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eation d’une entitée généra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 + [.C4] + [.D4] - 1" office:value-type="date" office:date-value="2022-01-31" calcext:value-type="date">
            <text:p>31/01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ception générale des entitée dynamiqu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5] + [.C5] + [.D5] - 1" office:value-type="date" office:date-value="2022-02-06" calcext:value-type="date">
            <text:p>06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eation d’une entitée fleur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 + [.C6] + [.D6] - 1" office:value-type="date" office:date-value="2022-02-07" calcext:value-type="date">
            <text:p>07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eation d’un thread gérant le déplacement d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 + [.C7] + [.D7] - 1" office:value-type="date" office:date-value="2022-02-07" calcext:value-type="date">
            <text:p>07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eation d’une interface interactive pour l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8] + [.C8] + [.D8] - 1" office:value-type="date" office:date-value="2022-02-08" calcext:value-type="date">
            <text:p>08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eation d’une interface dynamique pour les fleur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9] + [.C9] + [.D9] - 1" office:value-type="date" office:date-value="2022-02-13" calcext:value-type="date">
            <text:p>13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dimensionnement dynamique de la fenêtre principale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0] + [.C10] + [.D10] - 1" office:value-type="date" office:date-value="2022-02-13" calcext:value-type="date">
            <text:p>13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e l’entité contrôlée par le joueur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1] + [.C11] + [.D11] - 1" office:value-type="date" office:date-value="2022-02-18" calcext:value-type="date">
            <text:p>18/02/22</text:p>
          </table:table-cell>
          <table:table-cell table:number-columns-repeated="19"/>
          <table:table-cell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refonte visuelle de l’interface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2] + [.C12] + [.D12] - 1" office:value-type="date" office:date-value="2022-02-21" calcext:value-type="date">
            <text:p>21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mière itération des bâtiment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3] + [.C13] + [.D13] - 1" office:value-type="date" office:date-value="2022-02-20" calcext:value-type="date">
            <text:p>20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’un ennemis sur le modèle de l’entité</text:p>
          </table:table-cell>
          <table:table-cell table:style-name="ce3" office:value-type="date" office:date-value="2022-02-24" calcext:value-type="date">
            <text:p>24/02/20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4] + [.C14] + [.D14] - 1" office:value-type="date" office:date-value="2022-03-03" calcext:value-type="date">
            <text:p>03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es forges </text:p>
          </table:table-cell>
          <table:table-cell office:value-type="date" office:date-value="2022-02-24" calcext:value-type="date">
            <text:p>24/02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5] + [.C15] + [.D15] - 1" office:value-type="date" office:date-value="2022-02-26" calcext:value-type="date">
            <text:p>26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es règles de production des forges</text:p>
          </table:table-cell>
          <table:table-cell table:style-name="ce3" office:value-type="date" office:date-value="2022-02-24" calcext:value-type="date">
            <text:p>24/02/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6] + [.C16] + [.D16] - 1" office:value-type="date" office:date-value="2022-02-26" calcext:value-type="date">
            <text:p>26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’une interface basique pour la forge</text:p>
          </table:table-cell>
          <table:table-cell office:value-type="date" office:date-value="2022-02-26" calcext:value-type="date">
            <text:p>26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7] + [.C17] + [.D17] - 1" office:value-type="date" office:date-value="2022-02-27" calcext:value-type="date">
            <text:p>27/02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u système de déplacement avec recherche en profondeur</text:p>
          </table:table-cell>
          <table:table-cell office:value-type="date" office:date-value="2022-03-04" calcext:value-type="date">
            <text:p>04/03/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8] + [.C18] + [.D18] - 1" office:value-type="date" office:date-value="2022-03-07" calcext:value-type="date">
            <text:p>07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fonte système de sélection des entités dans la grille</text:p>
          </table:table-cell>
          <table:table-cell office:value-type="date" office:date-value="2022-03-04" calcext:value-type="date">
            <text:p>04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9] + [.C19] + [.D19] - 1" office:value-type="date" office:date-value="2022-03-04" calcext:value-type="date">
            <text:p>04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hangement du système de rafraîchissement des interfaces </text:p>
          </table:table-cell>
          <table:table-cell table:style-name="ce3" office:value-type="date" office:date-value="2022-03-07" calcext:value-type="date">
            <text:p>07/03/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0] + [.C20] + [.D20] - 1" office:value-type="date" office:date-value="2022-03-07" calcext:value-type="date">
            <text:p>07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éorganisation complète des fichiers</text:p>
          </table:table-cell>
          <table:table-cell office:value-type="date" office:date-value="2022-03-11" calcext:value-type="date">
            <text:p>11/03/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1] + [.C21] + [.D21] - 1" office:value-type="date" office:date-value="2022-03-14" calcext:value-type="date">
            <text:p>14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fonte du système d’inventaire et adaptation de la forge a celui-ci</text:p>
          </table:table-cell>
          <table:table-cell office:value-type="date" office:date-value="2022-03-14" calcext:value-type="date">
            <text:p>14/03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2] + [.C22] + [.D22] - 1" office:value-type="date" office:date-value="2022-03-15" calcext:value-type="date">
            <text:p>15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énéralisation du fonctionnement des recettes</text:p>
          </table:table-cell>
          <table:table-cell office:value-type="date" office:date-value="2022-03-14" calcext:value-type="date">
            <text:p>14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 + [.C23] + [.D23] - 1" office:value-type="date" office:date-value="2022-03-14" calcext:value-type="date">
            <text:p>14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éaction des gobelins à la présence des nains</text:p>
          </table:table-cell>
          <table:table-cell table:style-name="ce3" office:value-type="date" office:date-value="2022-03-14" calcext:value-type="date">
            <text:p>14/03/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4] + [.C24] + [.D24] - 1" office:value-type="date" office:date-value="2022-03-14" calcext:value-type="date">
            <text:p>14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u système de point</text:p>
          </table:table-cell>
          <table:table-cell office:value-type="date" office:date-value="2022-03-15" calcext:value-type="date">
            <text:p>15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] + [.C25] + [.D25] - 1" office:value-type="date" office:date-value="2022-03-15" calcext:value-type="date">
            <text:p>15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jout de textures pour toutes les ressources</text:p>
          </table:table-cell>
          <table:table-cell office:value-type="date" office:date-value="2022-03-21" calcext:value-type="date">
            <text:p>21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6] + [.C26] + [.D26] - 1" office:value-type="date" office:date-value="2022-03-21" calcext:value-type="date">
            <text:p>21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u système de génération des entités</text:p>
          </table:table-cell>
          <table:table-cell office:value-type="date" office:date-value="2022-03-21" calcext:value-type="date">
            <text:p>21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7] + [.C27] + [.D27] - 1" office:value-type="date" office:date-value="2022-03-21" calcext:value-type="date">
            <text:p>21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rection de bugs dans les déplacements des gobelins</text:p>
          </table:table-cell>
          <table:table-cell office:value-type="date" office:date-value="2022-03-21" calcext:value-type="date">
            <text:p>21/03/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28] + [.C28] + [.D28] - 1" office:value-type="date" office:date-value="2022-04-04" calcext:value-type="date">
            <text:p>04/04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jout de sprites dynamiques pour les gobelins</text:p>
          </table:table-cell>
          <table:table-cell office:value-type="date" office:date-value="2022-03-21" calcext:value-type="date">
            <text:p>21/03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9] + [.C29] + [.D29] - 1" office:value-type="date" office:date-value="2022-03-21" calcext:value-type="date">
            <text:p>21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élioration de la recherche de chemin pour les déplacements</text:p>
          </table:table-cell>
          <table:table-cell office:value-type="date" office:date-value="2022-03-23" calcext:value-type="date">
            <text:p>23/03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0] + [.C30] + [.D30] - 1" office:value-type="date" office:date-value="2022-03-24" calcext:value-type="date">
            <text:p>24/03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réation d’une nouvelle interface pour les inventaires dans toutes les entités</text:p>
          </table:table-cell>
          <table:table-cell office:value-type="date" office:date-value="2022-04-04" calcext:value-type="date">
            <text:p>04/04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1] + [.C31] + [.D31] - 1" office:value-type="date" office:date-value="2022-04-04" calcext:value-type="date">
            <text:p>04/04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fonte du système de déplacement</text:p>
          </table:table-cell>
          <table:table-cell office:value-type="date" office:date-value="2022-03-29" calcext:value-type="date">
            <text:p>29/03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32] + [.C32] + [.D32] - 1" office:value-type="date" office:date-value="2022-04-04" calcext:value-type="date">
            <text:p>04/04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jout d’icônes dans les interfaces des entités</text:p>
          </table:table-cell>
          <table:table-cell office:value-type="date" office:date-value="2022-04-04" calcext:value-type="date">
            <text:p>04/04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] + [.C33] + [.D33] - 1" office:value-type="date" office:date-value="2022-04-04" calcext:value-type="date">
            <text:p>04/04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itialisation de la fleur dynamique en fonction du système de génération d’entité</text:p>
          </table:table-cell>
          <table:table-cell office:value-type="date" office:date-value="2022-04-04" calcext:value-type="date">
            <text:p>04/04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4] + [.C34] + [.D34] - 1" office:value-type="date" office:date-value="2022-04-04" calcext:value-type="date">
            <text:p>04/04/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pport de projet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B35] + [.C35] + [.D35] - 1" office:value-type="date" office:date-value="2022-04-06" calcext:value-type="date">
            <text:p>06/04/22</text:p>
          </table:table-cell>
          <table:table-cell table:number-columns-repeated="20"/>
        </table:table-row>
        <table:table-row table:style-name="ro1">
          <table:table-cell/>
          <table:table-cell table:style-name="Default" office:value-type="string" calcext:value-type="string">
            <text:p>date de début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restant</text:p>
          </table:table-cell>
          <table:table-cell table:style-name="Default" office:value-type="string" calcext:value-type="string">
            <text:p>date de fin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Feuille1.A1:Feuille1.E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0:55:17.234179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4:38:45.900707566</meta:creation-date>
    <dc:date>2022-04-05T12:28:33.617407499</dc:date>
    <meta:editing-duration>PT1H46M45S</meta:editing-duration>
    <meta:editing-cycles>8</meta:editing-cycles>
    <meta:generator>LibreOffice/6.4.7.2$Linux_X86_64 LibreOffice_project/40$Build-2</meta:generator>
    <meta:document-statistic meta:table-count="1" meta:cell-count="1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4592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-color="#004586" draw:opacity="0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37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37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676cm" svg:height="14.286cm" xlink:href=".." xlink:type="simple" chart:class="chart:bar" chart:column-mapping="0 1" chart:style-name="ch1">
        <chart:plot-area chart:style-name="ch2" table:cell-range-address="Feuille1.A3:Feuille1.A37 Feuille1.B2:Feuille1.D36" chart:data-source-has-labels="column" svg:x="0.888cm" svg:y="0.283cm" svg:width="32.759cm" svg:height="13.715cm">
          <chartooo:coordinate-region svg:x="12.781cm" svg:y="0.932cm" svg:width="20.203cm" svg:height="13.066cm"/>
          <chart:axis chart:dimension="x" chart:name="primary-x" chart:style-name="ch3" chartooo:axis-type="auto">
            <chartooo:date-scale/>
            <chart:categories table:cell-range-address="Feuille1.A3:Feuille1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36" chart:class="chart:bar">
            <chart:data-point chart:repeated="20"/>
            <chart:data-point chart:style-name="ch7"/>
            <chart:data-point chart:repeated="14"/>
          </chart:series>
          <chart:series chart:style-name="ch8" chart:values-cell-range-address="Feuille1.C2:Feuille1.C36" chart:class="chart:bar">
            <chart:data-point chart:repeated="35"/>
          </chart:series>
          <chart:series chart:style-name="ch9" chart:values-cell-range-address="Feuille1.D2:Feuille1.D36" chart:class="chart:ba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creation de la fenêtre principale et affichage de la grille</text:p>
                <draw:g>
                  <svg:desc>Feuille1.A3:Feuille1.A37</svg:desc>
                </draw:g>
              </table:table-cell>
              <table:table-cell office:value-type="float" office:value="44592">
                <text:p>44592</text:p>
                <draw:g>
                  <svg:desc>Feuille1.B2:Feuille1.B36</svg:desc>
                </draw:g>
              </table:table-cell>
              <table:table-cell office:value-type="float" office:value="1">
                <text:p>1</text:p>
                <draw:g>
                  <svg:desc>Feuille1.C2:Feuille1.C36</svg:desc>
                </draw:g>
              </table:table-cell>
              <table:table-cell office:value-type="float" office:value="0">
                <text:p>0</text:p>
                <draw:g>
                  <svg:desc>Feuille1.D2:Feuille1.D36</svg:desc>
                </draw:g>
              </table:table-cell>
            </table:table-row>
            <table:table-row>
              <table:table-cell office:value-type="string">
                <text:p>creation d’une entitée général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ption générale des entitée dynamiqu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entitée fleur</text:p>
              </table:table-cell>
              <table:table-cell office:value-type="float" office:value="44592">
                <text:p>445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 thread gérant le déplacement d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interactive pour l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dynamique pour les fleurs</text:p>
              </table:table-cell>
              <table:table-cell office:value-type="float" office:value="44599">
                <text:p>445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imensionnement dynamique de la fenêtre principale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 l’entité contrôlée par le joueur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visuelle de l’interface</text:p>
              </table:table-cell>
              <table:table-cell office:value-type="float" office:value="44606">
                <text:p>4460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mière itération des bâtiment</text:p>
              </table:table-cell>
              <table:table-cell office:value-type="float" office:value="44606">
                <text:p>446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’un ennemis sur le modèle de l’entité</text:p>
              </table:table-cell>
              <table:table-cell office:value-type="float" office:value="44606">
                <text:p>4460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s forges </text:p>
              </table:table-cell>
              <table:table-cell office:value-type="float" office:value="44616">
                <text:p>446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s règles de production des forges</text:p>
              </table:table-cell>
              <table:table-cell office:value-type="float" office:value="44616">
                <text:p>44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’une interface basique pour la forge</text:p>
              </table:table-cell>
              <table:table-cell office:value-type="float" office:value="44616">
                <text:p>44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u système de déplacement avec recherche en profondeur</text:p>
              </table:table-cell>
              <table:table-cell office:value-type="float" office:value="44618">
                <text:p>446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système de sélection des entités dans la grille</text:p>
              </table:table-cell>
              <table:table-cell office:value-type="float" office:value="44624">
                <text:p>4462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gement du système de rafraîchissement des interfaces </text:p>
              </table:table-cell>
              <table:table-cell office:value-type="float" office:value="44624">
                <text:p>446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éorganisation complète des fichiers</text:p>
              </table:table-cell>
              <table:table-cell office:value-type="float" office:value="44627">
                <text:p>446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du système d’inventaire et adaptation de la forge a celui-ci</text:p>
              </table:table-cell>
              <table:table-cell office:value-type="float" office:value="44631">
                <text:p>446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énéralisation du fonctionnement des recettes</text:p>
              </table:table-cell>
              <table:table-cell office:value-type="float" office:value="44634">
                <text:p>446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éaction des gobelins à la présence des nains</text:p>
              </table:table-cell>
              <table:table-cell office:value-type="float" office:value="44634">
                <text:p>446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u système de point</text:p>
              </table:table-cell>
              <table:table-cell office:value-type="float" office:value="44634">
                <text:p>446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jout de textures pour toutes les ressources</text:p>
              </table:table-cell>
              <table:table-cell office:value-type="float" office:value="44635">
                <text:p>446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u système de génération des entités</text:p>
              </table:table-cell>
              <table:table-cell office:value-type="float" office:value="44641">
                <text:p>44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rection de bugs dans les déplacements des gobelins</text:p>
              </table:table-cell>
              <table:table-cell office:value-type="float" office:value="44641">
                <text:p>44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jout de sprites dynamiques pour les gobelins</text:p>
              </table:table-cell>
              <table:table-cell office:value-type="float" office:value="44641">
                <text:p>4464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élioration de la recherche de chemin pour les déplacements</text:p>
              </table:table-cell>
              <table:table-cell office:value-type="float" office:value="44641">
                <text:p>44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’une nouvelle interface pour les inventaires dans toutes les entités</text:p>
              </table:table-cell>
              <table:table-cell office:value-type="float" office:value="44643">
                <text:p>446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du système de déplacement</text:p>
              </table:table-cell>
              <table:table-cell office:value-type="float" office:value="44655">
                <text:p>446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jout d’icônes dans les interfaces des entités</text:p>
              </table:table-cell>
              <table:table-cell office:value-type="float" office:value="44649">
                <text:p>446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tialisation de la fleur dynamique en fonction du système de génération d’entité</text:p>
              </table:table-cell>
              <table:table-cell office:value-type="float" office:value="44655">
                <text:p>446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pport de projet</text:p>
              </table:table-cell>
              <table:table-cell office:value-type="float" office:value="44655">
                <text:p>446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92">
                <text:p>4459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